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9C4000007D07F507C60.png"/>
  <manifest:file-entry manifest:media-type="image/png" manifest:full-path="Pictures/10000201000007D0000003C0D2D084ADDB12B13D.png"/>
  <manifest:file-entry manifest:media-type="image/png" manifest:full-path="Pictures/100002010000034F00000300AB170C6184A56C5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9.174cm" fo:min-width="16.367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</style:style>
    <style:style style:name="gr6" style:family="graphic" style:parent-style-name="standard">
      <style:graphic-properties draw:stroke="none" draw:fill="none" fo:min-height="0.614cm"/>
    </style:style>
    <style:style style:name="gr7" style:family="graphic" style:parent-style-name="standard">
      <style:graphic-properties draw:stroke="none" draw:fill="none" fo:min-height="1.382cm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4.169cm" fo:padding-top="0.177cm" fo:padding-bottom="0.177cm" fo:padding-left="0.302cm" fo:padding-right="0.302cm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</style:style>
    <style:style style:name="gr14" style:family="graphic" style:parent-style-name="standard">
      <style:graphic-properties draw:stroke="none" draw:fill="none" fo:min-height="0.5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9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draw:marker-end="Arrow" draw:textarea-vertical-align="middle"/>
    </style:style>
    <style:style style:name="gr22" style:family="graphic" style:parent-style-name="standard">
      <style:graphic-properties svg:stroke-color="#000000" draw:marker-start="Arrow" draw:marker-end="Arrow" draw:textarea-vertical-align="middle"/>
    </style:style>
    <style:style style:name="gr23" style:family="graphic" style:parent-style-name="standard">
      <style:graphic-properties draw:stroke="none" draw:fill="none" fo:min-height="1.489cm"/>
    </style:style>
    <style:style style:name="gr24" style:family="graphic" style:parent-style-name="standard">
      <style:graphic-properties draw:stroke="none" draw:fill="none" draw:fill-color="#ffffff" fo:min-height="1.965cm"/>
    </style:style>
    <style:style style:name="gr25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8.582cm, 9.139cm, 7.183cm, 9.341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family="'Helvetica Neue'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000000" fo:font-family="'Helvetica Neue'" style:font-style-name="Regular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family="'Helvetica Neue'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family="'Helvetica Neue'" style:font-style-name="Regular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513cm" svg:y1="2.907cm" svg:x2="13.493cm" svg:y2="1.526cm">
          <text:p/>
        </draw:line>
        <draw:custom-shape draw:style-name="gr2" draw:text-style-name="P1" draw:layer="layout" svg:width="17.187cm" svg:height="9.744cm" svg:x="4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1" draw:layer="layout" svg:width="0.659cm" svg:height="0.698cm" svg:x="14.042cm" svg:y="9.773cm">
            <text:p/>
          </draw:rect>
          <draw:custom-shape draw:style-name="gr4" draw:text-style-name="P1" draw:layer="layout" svg:width="0.327cm" svg:height="0.348cm" svg:x="14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469cm" svg:height="0.863cm" svg:x="13.692cm" svg:y="10.509cm">
          <draw:text-box>
            <text:p text:style-name="P1"><text:span text:style-name="T1">RST</text:span></text:p>
          </draw:text-box>
        </draw:frame>
        <draw:g>
          <draw:rect draw:style-name="gr3" draw:text-style-name="P1" draw:layer="layout" svg:width="0.659cm" svg:height="0.698cm" svg:x="12.352cm" svg:y="9.757cm">
            <text:p/>
          </draw:rect>
          <draw:custom-shape draw:style-name="gr4" draw:text-style-name="P1" draw:layer="layout" svg:width="0.327cm" svg:height="0.348cm" svg:x="12.5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2" draw:layer="layout" svg:width="1.716cm" svg:height="0.864cm" svg:x="11.833cm" svg:y="10.512cm">
          <draw:text-box>
            <text:p text:style-name="P1"><text:span text:style-name="T1">Boot</text:span></text:p>
          </draw:text-box>
        </draw:frame>
        <draw:frame draw:style-name="gr7" draw:text-style-name="P4" draw:layer="layout" svg:width="7.769cm" svg:height="1.632cm" svg:x="4.737cm" svg:y="10.374cm">
          <draw:text-box>
            <text:p text:style-name="P3"><text:span text:style-name="T2">ESP32-C6-DevKitM-1 </text:span></text:p>
          </draw:text-box>
        </draw:frame>
        <draw:custom-shape draw:style-name="gr8" draw:text-style-name="P6" xml:id="id4" draw:id="id4" draw:layer="layout" svg:width="4.773cm" svg:height="5.794cm" svg:x="11.061cm" svg:y="2.912cm">
          <draw:glue-point draw:id="4" svg:x="-5.091cm" svg:y="2.383cm"/>
          <draw:glue-point draw:id="5" svg:x="-4.926cm" svg:y="3.624cm"/>
          <text:p text:style-name="P5"><text:span text:style-name="T3">ESP32-C6-MINI-1(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698cm" svg:height="1.631cm" svg:x="6.195cm" svg:y="3.523cm">
          <text:p text:style-name="P5"><text:span text:style-name="T1">USB-UART</text:span></text:p>
          <text:p text:style-name="P5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2.549cm" svg:height="1.243cm" svg:x="8.766cm" svg:y="3.463cm">
          <draw:text-box>
            <text:p text:style-name="P1"><text:span text:style-name="T1">TX/RX</text:span></text:p>
          </draw:text-box>
        </draw:frame>
        <draw:line draw:style-name="gr11" draw:text-style-name="P1" draw:layer="layout" svg:x1="10.965cm" svg:y1="4.313cm" svg:x2="8.898cm" svg:y2="4.313cm">
          <text:p/>
        </draw:line>
        <draw:line draw:style-name="gr12" draw:text-style-name="P1" draw:layer="layout" svg:x1="12.648cm" svg:y1="9.707cm" svg:x2="12.651cm" svg:y2="8.734cm">
          <text:p/>
        </draw:line>
        <draw:line draw:style-name="gr12" draw:text-style-name="P1" draw:layer="layout" svg:x1="14.401cm" svg:y1="9.707cm" svg:x2="14.392cm" svg:y2="8.737cm">
          <text:p/>
        </draw:line>
        <draw:line draw:style-name="gr11" draw:text-style-name="P1" draw:layer="layout" svg:x1="18.092cm" svg:y1="6.471cm" svg:x2="15.848cm" svg:y2="6.471cm">
          <text:p/>
        </draw:line>
        <draw:custom-shape draw:style-name="gr13" draw:text-style-name="P2" draw:layer="layout" svg:width="3.454cm" svg:height="1.632cm" svg:x="18.114cm" svg:y="5.726cm">
          <text:p text:style-name="P5"><text:span text:style-name="T1">Header Block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1.903cm" svg:height="0.818cm" svg:x="4.471cm" svg:y="3.361cm">
          <draw:text-box>
            <text:p text:style-name="P1"><text:span text:style-name="T1">D+/D-</text:span></text:p>
          </draw:text-box>
        </draw:frame>
        <draw:frame draw:style-name="gr15" draw:text-style-name="P1" draw:layer="layout" svg:width="0.995cm" svg:height="0.925cm" svg:x="12.9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2" draw:layer="layout" svg:width="2.609cm" svg:height="1.132cm" svg:x="18.141cm" svg:y="4.18cm">
          <text:p text:style-name="P5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5.873cm" svg:y1="4.93cm" svg:x2="18.119cm" svg:y2="4.935cm">
          <text:p/>
        </draw:line>
        <draw:frame draw:style-name="gr18" draw:text-style-name="P2" draw:layer="layout" svg:width="3.81cm" svg:height="1.243cm" svg:x="3.28cm" svg:y="2.111cm">
          <draw:text-box>
            <text:p text:style-name="P1"><text:span text:style-name="T1">Power Supply/</text:span></text:p>
            <text:p text:style-name="P1"><text:span text:style-name="T1">Programming</text:span></text:p>
          </draw:text-box>
        </draw:frame>
        <draw:frame draw:style-name="gr19" draw:text-style-name="P1" xml:id="id1" draw:id="id1" draw:layer="layout" svg:width="1.716cm" svg:height="0.873cm" draw:transform="rotate (3.1415926535892) translate (5.229cm 4.873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5.152cm" svg:y1="4.428cm" svg:x2="6.206cm" svg:y2="4.426cm">
          <text:p/>
        </draw:line>
        <draw:custom-shape draw:style-name="gr20" draw:text-style-name="P2" xml:id="id2" draw:id="id2" draw:layer="layout" svg:width="1.952cm" svg:height="1.035cm" svg:x="6.479cm" svg:y="5.997cm">
          <draw:glue-point draw:id="4" svg:x="-4.933cm" svg:y="-2.386cm"/>
          <draw:glue-point draw:id="5" svg:x="-5.051cm" svg:y="2.144cm"/>
          <text:p text:style-name="P5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2.549cm" svg:height="1.243cm" svg:x="8.377cm" svg:y="5.783cm">
          <draw:text-box>
            <text:p text:style-name="P1"><text:span text:style-name="T1">3.3V</text:span></text:p>
          </draw:text-box>
        </draw:frame>
        <draw:connector draw:style-name="gr21" draw:text-style-name="P1" draw:layer="layout" svg:x1="5.078cm" svg:y1="4.873cm" svg:x2="6.493cm" svg:y2="6.268cm" draw:start-shape="id1" draw:start-glue-point="4" draw:end-shape="id2" draw:end-glue-point="4" svg:d="M5078 4873v1395h1415">
          <text:p/>
        </draw:connector>
        <draw:frame draw:style-name="gr19" draw:text-style-name="P1" xml:id="id3" draw:id="id3" draw:layer="layout" svg:width="1.716cm" svg:height="0.873cm" draw:transform="rotate (3.1415926535892) translate (5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1" draw:layer="layout" draw:line-skew="-0.681cm" svg:x1="5.216cm" svg:y1="7.91cm" svg:x2="6.479cm" svg:y2="6.735cm" draw:start-shape="id3" draw:end-shape="id2" draw:end-glue-point="5" svg:d="M5216 7910h37v-1175h1226">
          <text:p/>
        </draw:connector>
        <draw:connector draw:style-name="gr22" draw:text-style-name="P1" draw:layer="layout" draw:line-skew="0.173cm" svg:x1="5.216cm" svg:y1="7.91cm" svg:x2="11.096cm" svg:y2="7.908cm" draw:start-shape="id3" draw:start-glue-point="3" draw:end-shape="id4" draw:end-glue-point="5" svg:d="M5216 7910h3169v-2h2711">
          <text:p/>
        </draw:connector>
        <draw:frame draw:style-name="gr23" draw:text-style-name="P2" draw:layer="layout" svg:width="3.279cm" svg:height="1.739cm" svg:x="0.774cm" svg:y="7.454cm">
          <draw:text-box>
            <text:p text:style-name="P1"><text:span text:style-name="T1">ESP32-C6 USB Type-C Port</text:span></text:p>
          </draw:text-box>
        </draw:frame>
        <draw:line draw:style-name="gr17" draw:text-style-name="P1" draw:layer="layout" svg:x1="8.435cm" svg:y1="6.632cm" svg:x2="11.067cm" svg:y2="6.631cm">
          <text:p/>
        </draw:line>
        <draw:frame draw:style-name="gr24" draw:text-style-name="P2" draw:layer="layout" svg:width="3.617cm" svg:height="2.215cm" svg:x="0.287cm" svg:y="3.632cm">
          <draw:text-box>
            <text:p text:style-name="P1"><text:span text:style-name="T1">USB Type-C</text:span></text:p>
            <text:p text:style-name="P1"><text:span text:style-name="T1">to UART Port</text:span></text:p>
          </draw:text-box>
        </draw:frame>
        <draw:frame draw:style-name="gr10" draw:text-style-name="P2" draw:layer="layout" svg:width="2.549cm" svg:height="1.243cm" svg:x="15.723cm" svg:y="4.153cm">
          <draw:text-box>
            <text:p text:style-name="P1"><text:span text:style-name="T1">GPIO8</text:span></text:p>
          </draw:text-box>
        </draw:frame>
      </draw:page>
      <draw:page draw:name="page2" draw:style-name="dp1" draw:master-page-name="Default">
        <draw:frame draw:style-name="gr25" draw:text-style-name="P1" draw:layer="layout" svg:width="13.146cm" svg:height="10.331cm" svg:x="4.901cm" svg:y="0.695cm">
          <draw:image xlink:href="Pictures/10000201000009C4000007D07F507C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22.606cm" fo:page-height="12.19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2T20:14:31.237657100</meta:creation-date>
    <dc:date>2023-03-03T14:47:56</dc:date>
    <meta:editing-duration>P1DT10H29M47S</meta:editing-duration>
    <meta:editing-cycles>144</meta:editing-cycles>
    <meta:generator>OpenOffice/4.1.5$Unix OpenOffice.org_project/415m1$Build-9789</meta:generator>
    <dc:creator>Ning Wang</dc:creator>
    <meta:document-statistic meta:object-count="37"/>
  </office:meta>
</office:document-meta>
</file>